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3.png" xlink:type="simple" xlink:show="embed" xlink:actuate="onLoad"/></draw:frame></text:p>
          </table:table-cell>
          <table:table-cell table:style-name="Table1.B1" office:value-type="string">
            <text:h text:style-name="P7" text:outline-level="1">Линейный источн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6">векторизован</text:span>, формирует значение выходного сигнала, вычисленное по формуле:</text:p>
            <text:p text:style-name="P6"><draw:frame draw:style-name="fr3" draw:name="Object12" text:anchor-type="as-char" svg:width="3.718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Object1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– коэффициенты, 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ыходной сигнал,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/draw:frame>– текущее модельное время в секундах.</text:p>
            <text:p text:style-name="P5"><text:span text:style-name="T6">Свойства блока</text:span>:</text:p>
            <text:list xml:id="list2288297164194977571" text:style-name="L1">
              <text:list-item>
                <text:p text:style-name="P8">Свободный член – коэффициент<draw:frame draw:style-name="fr3" draw:name="Object10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8">Коэффициент при t – коэффициент<draw:frame draw:style-name="fr3" draw:name="Object13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5"><text:span text:style-name="T1">Свойства</text:span> могут быть <text:span text:style-name="T7">векторами</text:span><text:span text:style-name="T7"><draw:frame draw:style-name="fr3" draw:name="Объект2" text:anchor-type="as-char" svg:width="3.406cm" svg:height="0.68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5">и</text:span><text:span text:style-name="T15"><draw:frame draw:style-name="fr3" draw:name="Объект3" text:anchor-type="as-char" svg:width="3.337cm" svg:height="0.728cm" draw:z-index="9"><draw:object xlink:href="./Object 9" xlink:type="simple" xlink:show="embed" xlink:actuate="onLoad"/><draw:image xlink:href="./ObjectReplacements/Object 9" xlink:type="simple" xlink:show="embed" xlink:actuate="onLoad"/></draw:frame></text:span>, размерности которых должны быть одинаковы, в этом случае на выходе будет также <text:span text:style-name="T7">вектор</text:span>:</text:p>
            <text:p text:style-name="P6"><draw:frame draw:style-name="fr3" draw:name="Объект1" text:anchor-type="as-char" svg:width="5.112cm" svg:height="1.286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5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9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6">Именованное</text:span><text:span text:style-name="T16"> задание </text:span><text:span text:style-name="T3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9">t</text:span></text:p>
                </table:table-cell>
                <table:table-cell table:style-name="Таблица1.B3" office:value-type="string">
                  <text:p text:style-name="P5">[b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6">Смешанное</text:span><text:span text:style-name="T16"> задание </text:span><text:span text:style-name="T3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<text:soft-page-break/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9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6">Векторное</text:span><text:span text:style-name="T16"> задание </text:span><text:span text:style-name="T3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<text:span text:style-name="T1">1,1,4,2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9">t</text:span></text:p>
                </table:table-cell>
                <table:table-cell table:style-name="Таблица1.B3" office:value-type="string">
                  <text:p text:style-name="P5">[<text:span text:style-name="T1">2,3,</text:span>b3<text:span text:style-name="T1">,</text:span>b4]</text:p>
                </table:table-cell>
              </table:table-row>
            </table:table>
            <text:p text:style-name="P5"><text:span text:style-name="T6">Примечани</text:span><text:span text:style-name="T2">я</text:span>:</text:p>
            <text:list xml:id="list4873689226385898639" text:style-name="L2">
              <text:list-item>
                <text:p text:style-name="P9"><text:span text:style-name="T1">По умолчанию блок </text:span>формирует <text:span text:style-name="T8">скалярный</text:span> выходной сигнал.</text:p>
              </text:list-item>
              <text:list-item>
                <text:p text:style-name="P9"><text:span text:style-name="T10">Именованные свойства </text:span><text:span text:style-name="T4">могут быть заданы </text:span><text:span text:style-name="T10">как </text:span><text:span text:style-name="T13">локальные</text:span><text:span text:style-name="T10"> переменные модели (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5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4">или как </text:span><text:span text:style-name="T5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Задание_20_свойств" style:display-name="Задание свойств" style:family="paragraph" style:next-style-name="Text_20_body">
      <style:text-properties style:font-name="Arial1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источник</dc:title>
    <dc:date>2016-04-07T13:22:28.99</dc:date>
    <meta:generator>OpenOffice/4.1.1$Win32 OpenOffice.org_project/411m6$Build-9775</meta:generator>
    <meta:editing-duration>PT4H4M56S</meta:editing-duration>
    <meta:editing-cycles>79</meta:editing-cycles>
    <meta:document-statistic meta:table-count="2" meta:image-count="2" meta:object-count="9" meta:page-count="2" meta:paragraph-count="46" meta:word-count="164" meta:character-count="1121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a</mi>
      </mrow>
      <mrow>
        <mi/>
        <mo stretchy="false">+</mo>
        <mi/>
      </mrow>
      <mi>b</mi>
      <mrow>
        <mi/>
        <mo stretchy="false">⋅</mo>
        <mi/>
      </mrow>
      <mi>t</mi>
    </mrow>
    <annotation encoding="StarMath 5.0">y(t) = a ~+~ b ~cdot~ t
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или
newline
y_i(t) = a_i + b_i cdot t, ~ i = 1...n.
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